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script-lb.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Kiln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Messages.xml" manifest:media-type="text/xml"/>
  <manifest:file-entry manifest:full-path="Basic/Standard/SolverManager.xml" manifest:media-type="text/xml"/>
  <manifest:file-entry manifest:full-path="Basic/Standard/Verification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586cm"/>
    </style:style>
    <style:style style:name="co4" style:family="table-column">
      <style:table-column-properties fo:break-before="auto" style:column-width="2.205cm"/>
    </style:style>
    <style:style style:name="co5" style:family="table-column">
      <style:table-column-properties fo:break-before="auto" style:column-width="3.14cm"/>
    </style:style>
    <style:style style:name="co6" style:family="table-column">
      <style:table-column-properties fo:break-before="auto" style:column-width="2.704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8.959cm"/>
    </style:style>
    <style:style style:name="co10"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4" style:family="table-cell" style:parent-style-name="Default">
      <style:table-cell-properties fo:background-color="#ffffff"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7" style:family="table-cell" style:parent-style-name="Default">
      <style:table-cell-properties style:cell-protect="none" style:print-content="true" style:text-align-source="fix" style:repeat-content="false" fo:border="0.74pt solid #cbced2"/>
      <style:paragraph-properties fo:text-align="start" fo:margin-left="0cm"/>
      <style:text-properties fo:font-size="12pt"/>
    </style:style>
    <style:style style:name="ce8"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1"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4pt" fo:font-weight="bold" style:font-weight-asian="bold" style:font-weight-complex="bold"/>
    </style:style>
    <style:style style:name="ce12"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ce17" style:family="table-cell" style:parent-style-name="Default">
      <style:table-cell-properties fo:border="0.74pt solid #cbced2"/>
    </style:style>
    <style:style style:name="gr1" style:family="graphic" style:parent-style-name="Default">
      <style:graphic-properties draw:textarea-vertical-align="middle" fo:background-color="#3d91b3" loext:decorative="false"/>
      <style:text-properties fo:color="#ffffff" fo:font-size="12pt" fo:font-weight="bold"/>
    </style:style>
    <style:style style:name="gr2" style:family="graphic" style:parent-style-name="Default">
      <style:graphic-properties draw:textarea-vertical-align="middle" fo:background-color="#3fa79c" loext:decorative="false"/>
      <style:text-properties fo:color="#ffffff" fo:font-size="12pt" fo:font-weight="bold"/>
    </style:style>
    <style:style style:name="gr3" style:family="graphic" style:parent-style-name="Default">
      <style:graphic-properties draw:textarea-vertical-align="middle" fo:background-color="#da3300" loext:decorative="false"/>
      <style:text-properties fo:color="#ffffff" fo:font-size="12pt" fo:font-weight="bold"/>
    </style:style>
    <style:style style:name="P1" style:family="paragraph">
      <style:paragraph-properties fo:text-align="center"/>
      <style:text-properties fo:color="#ffffff" fo:font-size="12pt" fo:font-weight="bold"/>
    </style:style>
  </office:automatic-styles>
  <office:body>
    <office:spreadsheet>
      <table:calculation-settings table:automatic-find-labels="false" table:use-regular-expressions="false" table:use-wildcards="true"/>
      <table:table table:name="CeramicaPlan" table:style-name="ta1">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button form:name="btnUnlockControls" form:control-implementation="ooo:com.sun.star.form.component.CommandButton" xml:id="control5" form:id="control5" form:label="Habilita Botõe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9"/>
        <table:table-column table:style-name="co8" table:default-cell-style-name="ce12"/>
        <table:table-column table:style-name="co9" table:default-cell-style-name="ce12"/>
        <table:table-column table:style-name="co7" table:default-cell-style-name="ce9"/>
        <table:table-column table:style-name="co10" table:number-columns-repeated="1014" table:default-cell-style-name="ce12"/>
        <table:table-column table:style-name="co10" table:number-columns-repeated="15360" table:default-cell-style-name="ce17"/>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rgura</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8"/>
          <table:table-cell table:style-name="ce11" office:value-type="string" calcext:value-type="string" table:number-columns-spanned="2" table:number-rows-spanned="1">
            <text:p>Dados do Forno</text:p>
          </table:table-cell>
          <table:covered-table-cell table:style-name="ce8"/>
          <table:table-cell table:number-columns-repeated="16375"/>
        </table:table-row>
        <table:table-row table:style-name="ro2">
          <table:table-cell table:style-name="ce4" office:value-type="string" calcext:value-type="string">
            <text:p>Teste</text:p>
          </table:table-cell>
          <table:table-cell table:style-name="ce4" office:value-type="string" calcext:value-type="string">
            <text:p>Retângulo</text:p>
          </table:table-cell>
          <table:table-cell table:number-columns-repeated="2" table:style-name="ce4" office:value-type="float" office:value="10" calcext:value-type="float">
            <text:p>10</text:p>
          </table:table-cell>
          <table:table-cell table:style-name="ce4" office:value-type="float" office:value="8" calcext:value-type="float">
            <text:p>8</text:p>
          </table:table-cell>
          <table:table-cell table:style-name="ce4" office:value-type="float" office:value="0" calcext:value-type="float">
            <text:p>0</text:p>
          </table:table-cell>
          <table:table-cell/>
          <table:table-cell table:style-name="ce2" office:value-type="string" calcext:value-type="string">
            <text:p>Altura:</text:p>
          </table:table-cell>
          <table:table-cell table:style-name="ce3" office:value-type="float" office:value="100" calcext:value-type="float">
            <text:p>100</text:p>
          </table:table-cell>
          <table:table-cell/>
          <table:table-cell table:style-name="ce16"/>
          <table:table-cell table:number-columns-repeated="16373"/>
        </table:table-row>
        <table:table-row table:style-name="ro2">
          <table:table-cell table:style-name="ce5" table:number-columns-repeated="6"/>
          <table:table-cell/>
          <table:table-cell table:style-name="ce2" office:value-type="string" calcext:value-type="string">
            <text:p>Largura:</text:p>
          </table:table-cell>
          <table:table-cell table:style-name="ce3" office:value-type="float" office:value="120" calcext:value-type="float">
            <text:p>120</text:p>
          </table:table-cell>
          <table:table-cell/>
          <table:table-cell table:style-name="ce16"/>
          <table:table-cell table:number-columns-repeated="16373"/>
        </table:table-row>
        <table:table-row table:style-name="ro2">
          <table:table-cell table:style-name="ce5" table:number-columns-repeated="6"/>
          <table:table-cell/>
          <table:table-cell table:style-name="ce2" office:value-type="string" calcext:value-type="string">
            <text:p>Comprimento:</text:p>
          </table:table-cell>
          <table:table-cell table:style-name="ce3" office:value-type="float" office:value="150" calcext:value-type="float">
            <text:p>150</text:p>
          </table:table-cell>
          <table:table-cell/>
          <table:table-cell table:style-name="ce16"/>
          <table:table-cell table:number-columns-repeated="16373"/>
        </table:table-row>
        <table:table-row table:style-name="ro2">
          <table:table-cell table:style-name="ce5" table:number-columns-repeated="6"/>
          <table:table-cell/>
          <table:table-cell table:style-name="ce2" office:value-type="string" calcext:value-type="string">
            <text:p>Altura dos Suportes (separados por espaço):</text:p>
          </table:table-cell>
          <table:table-cell table:style-name="ce3" office:value-type="string" calcext:value-type="string">
            <text:p>10 15</text:p>
          </table:table-cell>
          <table:table-cell/>
          <table:table-cell table:style-name="ce16"/>
          <table:table-cell table:number-columns-repeated="16373"/>
        </table:table-row>
        <table:table-row table:style-name="ro2" table:number-rows-repeated="2">
          <table:table-cell table:style-name="ce5" table:number-columns-repeated="6"/>
          <table:table-cell table:number-columns-repeated="16378"/>
        </table:table-row>
        <table:table-row table:style-name="ro2">
          <table:table-cell table:style-name="ce5" table:number-columns-repeated="6"/>
          <table:table-cell/>
          <table:table-cell>
            <draw:control draw:z-index="2" draw:name="Controle 1" draw:style-name="gr1" draw:text-style-name="P1" svg:width="10.228cm" svg:height="1.058cm" svg:x="0cm" svg:y="0cm" draw:control="control3"/>
          </table:table-cell>
          <table:table-cell table:style-name="ce14"/>
          <table:table-cell table:number-columns-repeated="16375"/>
        </table:table-row>
        <table:table-row table:style-name="ro2" table:number-rows-repeated="2">
          <table:table-cell table:style-name="ce5" table:number-columns-repeated="6"/>
          <table:table-cell table:number-columns-repeated="16378"/>
        </table:table-row>
        <table:table-row table:style-name="ro2">
          <table:table-cell table:style-name="ce5" table:number-columns-repeated="6"/>
          <table:table-cell/>
          <table:table-cell>
            <draw:control table:end-cell-address="CeramicaPlan.H12" table:end-x="10.228cm" table:end-y="0.476cm" draw:z-index="3" draw:name="Controle 2" draw:style-name="gr1" draw:text-style-name="P1" svg:width="10.228cm" svg:height="1.005cm" svg:x="0cm" svg:y="0cm" draw:control="control4"/>
          </table:table-cell>
          <table:table-cell table:number-columns-repeated="16376"/>
        </table:table-row>
        <table:table-row table:style-name="ro2" table:number-rows-repeated="2">
          <table:table-cell table:style-name="ce5" table:number-columns-repeated="6"/>
          <table:table-cell table:number-columns-repeated="16378"/>
        </table:table-row>
        <table:table-row table:style-name="ro2">
          <table:table-cell table:style-name="ce5" table:number-columns-repeated="6"/>
          <table:table-cell/>
          <table:table-cell>
            <draw:control table:end-cell-address="CeramicaPlan.H15" table:end-x="10.228cm" table:end-y="0.503cm" draw:z-index="0" draw:name="Controle 11" draw:style-name="gr2" draw:text-style-name="P1" svg:width="10.228cm" svg:height="1.032cm" svg:x="0cm" svg:y="0cm" draw:control="control1"/>
          </table:table-cell>
          <table:table-cell table:number-columns-repeated="16376"/>
        </table:table-row>
        <table:table-row table:style-name="ro2" table:number-rows-repeated="2">
          <table:table-cell table:style-name="ce5" table:number-columns-repeated="6"/>
          <table:table-cell table:number-columns-repeated="16378"/>
        </table:table-row>
        <table:table-row table:style-name="ro2">
          <table:table-cell table:style-name="ce5" table:number-columns-repeated="6"/>
          <table:table-cell/>
          <table:table-cell>
            <draw:control draw:z-index="1" draw:name="Controle 10" draw:style-name="gr3" draw:text-style-name="P1" svg:width="10.228cm" svg:height="1.058cm" svg:x="0cm" svg:y="0cm" draw:control="control2"/>
          </table:table-cell>
          <table:table-cell table:number-columns-repeated="16376"/>
        </table:table-row>
        <table:table-row table:style-name="ro2" table:number-rows-repeated="2">
          <table:table-cell table:style-name="ce5" table:number-columns-repeated="6"/>
          <table:table-cell table:number-columns-repeated="16378"/>
        </table:table-row>
        <table:table-row table:style-name="ro2">
          <table:table-cell table:style-name="ce5" table:number-columns-repeated="6"/>
          <table:table-cell/>
          <table:table-cell>
            <draw:control draw:z-index="4" draw:name="Controle 3" draw:style-name="gr2" draw:text-style-name="P1" svg:width="10.228cm" svg:height="1.138cm" svg:x="0cm" svg:y="0cm" draw:control="control5"/>
          </table:table-cell>
          <table:table-cell table:number-columns-repeated="16376"/>
        </table:table-row>
        <table:table-row table:style-name="ro2" table:number-rows-repeated="749">
          <table:table-cell table:style-name="ce5" table:number-columns-repeated="6"/>
          <table:table-cell table:number-columns-repeated="16378"/>
        </table:table-row>
        <table:table-row table:style-name="ro2" table:number-rows-repeated="1047806">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01">00/00/0000</text:date>, <text:time style:data-style-name="N2" text:time-value="15:53:58.318185875">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2-01T16:00:59.339262407</dc:date>
    <meta:editing-duration>P1DT22H54M38S</meta:editing-duration>
    <meta:editing-cycles>1199</meta:editing-cycles>
    <meta:generator>LibreOffice/7.6.4.1$Linux_X86_64 LibreOffice_project/60$Build-1</meta:generator>
    <meta:document-statistic meta:table-count="1" meta:cell-count="21" meta:object-count="5"/>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For row = firstRow To lastRow
			cell = GetCellObjByIndex(row, pieceTypeColumnIndex)
			CorrectPieceTypeCell(cell)
			If (IsValidRow(row) Or PieceRowIsEmpty(row)) Then
				SetRightRowStyle(row)
			Else
				SetWrongRowStyle(row)
			End If
		Next row
		Exit Function
	End If
	
	cell = cellRange
	column = GetCellColumnIndex(cell)
	If (column = pieceTypeColumnIndex) Then
		CorrectPieceTypeCell(cell)
		row = GetCellRowIndex(cell)
		If (IsValidRow(row) Or PieceRowIsEmpty(row)) Then
			SetRightRowStyle(row)
		Else
			SetWrongRowStyle(row)
		End If
	EndIf
	
End Function

Function PrepareActionExecution(buttonShape As Object)
	SetSelectionToButtonCell(buttonShape)
	DisableAllButtons()
	CalculateLastRowIndex()
	
	If (Not ListIsEmpty()) Then
		cellsData = GetListCellsRange().getDataArray()
		ReDim markedRows(UBound(cellsData))
		For row = 0 To UBound(markedRows)
			markedRows(row) = False
		Next row
	EndIf
End Function

Function EndActionExecution()
	EnableAllButtons()
End Function

Function VerifyInputValues(buttonShape As Object) As Boolean
	PrepareActionExecution(buttonShape)
	If (ListIsEmpty()) Then
		ShowMsgListIsEmpty()
		Exit Function
	EndIf
	
	If (TryMarkInvalidRows()) Then
		ShowMsgMarkedRowsWithErrors()
	ElseIf (TryMarkRepeatedRows()) Then
		ShowMsgMarkedRowsRepeated()
	ElseIf (TryMakeInvalidKilnData()) Then
		ShowMsgMarkedKilnDataWithErrors()
	End If
	
	EndActionExecution()
End Function


Function CallSolver(buttonShape As Object)
	PrepareActionExecution(buttonShape)

	If (ListIsEmpty()) Then
		ShowMsgListIsEmpty()
		ShowMsgCancel()
		EndActionExecution()
		Exit Function
	EndIf
	
	If (TotalAmountOfPiecesIsZero()) Then
		ShowMsgTotalAmountOfPiecesIsZero()
		ShowMsgCancel()
		EndActionExecution()
		Exit Function
	EndIf

	If (TryMarkInvalidRows()) Then
		ShowMsgMarkedRowsWithErrors()
		ShowMsgCancel()
		EndActionExecution()
		Exit Function
	EndIf
	
	If (TryMakeInvalidKilnData()) Then
		ShowMsgMarkedKilnDataWithErrors()
		ShowMsgCancel()
		EndActionExecution()
		Exit Function
	EndIf
	
	continueWithoutRepetition = False
	hasRepetition = TryMarkRepeatedRows()
	If (hasRepetition) Then
		continueWithoutRepetition = ContinueWithoutRepeated()
	EndIf
	
	textPieces = ""
	If (hasRepetition And (Not continueWithoutRepetition)) Then
		ShowMsgCancel()
		EndActionExecution()
		Exit Function
	Else
		textPieces = GetListTextWithoutRepetition()
	EndIf
	MsgBox(textPieces)
	textKiln = GetKilnText()
	
	SolveProblem(textPieces, textKiln)
	EndActionExecution()
End Function 


Function SetAllToZero(buttonShape)
	PrepareActionExecution(buttonShape)

	If (ListIsEmpty()) Then
		ShowMsgListIsEmpty()
		Exit Function
	EndIf

	If (TryMarkInvalidRows()) Then
		ShowMsgMarkedRowsWithErrors()
		Exit Function
	ElseIf (TryMarkRepeatedRows()) Then
		ShowMsgMarkedRowsRepeated()
	EndIf

	SetColumnAmountToZero()
	EndActionExecution()
End Function


Function OpenSolution(buttonShape)

	PrepareActionExecution(buttonShape)

	'Get file path	
	filePath = GetFileToReadPathFromUser("Escolha a solução a ser aberta", GetSavedSolutionsPath(), "pdf")
	'If a file is not chosen, cancel
	If (filePath = "") Then
		MsgBox("Operação Cancelada! Arquivo não selecionado.")
		Exit Function
	EndIf
	'If it is not a .pdf, cancel
	If (Right(filePath, 4) &lt;&gt; ".pdf") Then
		MsgBox("Operação Cancelada! Selecione um arquivo pdf")
		Finish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For i = 0 To UBound(supports)
		If (Replace(supports(i), " ", "") &lt;&gt; "") Then
			textKiln = textKiln &amp; supports(i)
			textKiln = textKiln &amp; GetEndLine()
		EndIf
	Next i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eCells = theSheet.Columns(0).QueryEmptyCells
	finRg = eCells(eCells.Count - 1)

	If finRg.RangeAddress.EndRow&lt;&gt;theSheet.RangeAddress.endRow Then 
		Exit Function
	EndIf
	
	target = finRg.GetCellByPosition(0, 0)
	lastRowIndex = GetCellRowIndex(target) - 1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Then
			SetRightRowStyle(row)
		Else 
			markedRows(i) = True
			SetWrongRowStyle(row)
			TryMarkInvalidRows = True
		EndIf
		i = i + 1
	Next row
End Function

Function TryMarkRepeatedRows() As Boolean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em quantidade 0."
	MakeMsgTotalAmountOf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msgText = ""
	msgText = "Deseja continuar? (Caso deseje, serão consideradas apenas a primeria de cada peça repetida)"
	MakeMsgQuestionContinueWithoutRepeated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Cancel()
	msgText = MakeMsgOperationCancel()
	MsgBox(msgText, MB_OK, "")
End Function

Function ShowMsgListIsEmpty()
	msgText = MakeMsgListIsEmpty()
	MsgBox(msgText, MB_OK, "List Vazia")
End Function


Function ContinueWithoutRepeated() As Boolean
	msgText = MakeMsgQuestionContinueWithoutRepeated()
	answer = MsgBox(msgText, MB_YESNO, "Continuar?")
	continueWithoutRepeated = (answer = IDYES)
	AskIfContinueWithRowsRepeated = continueWithoutRepeated
End Function



Function ContinueWithRowsRepeated() As Boolean
	msgText = MakeMsgQuestionContinueWithRowsRepeated()
	answer = MsgBox(msgText, MB_YESNO, "Continuar?")
	AskIfContinueWithRowsRepeated = (answer = ID_YES)
End Function

Function UseRowsRepeatedAsDifferent() As Boolean
	msgText = MakeMsgQuestionUseRowsRepeatedAsDifferent()
	answer = MsgBox(msgText, MB_YESNO, "Considerar Repetições?")
	AskIfUseRowsRepeatedAsDifferent = (answer = ID_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pieceCells(i).GetString()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SOLUCAO_" &amp; Replace(Replace(Now(), " ", "_"),"/", "-")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Execute the solver
	ExecCommand(command)
	'Arbitrarily update progressbar
	progressBar.setValue(100)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Delete temporary files
		DeleteFile(itemsFilePath)
		DeleteFile(kilnFilePath)
		DeleteFile(solutionPDF)
	EndI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